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color="#000000" draw:fill="solid" draw:fill-color="#e8e8e8" draw:opacity="100%" draw:textarea-horizontal-align="justify" draw:textarea-vertical-align="top" draw:auto-grow-height="false" fo:min-height="2.578cm" fo:min-width="3.897cm"/>
      <style:paragraph-properties style:writing-mode="lr-tb"/>
    </style:style>
    <style:style style:name="gr2" style:family="graphic" style:parent-style-name="standard">
      <style:graphic-properties draw:stroke="none" draw:fill="none" fo:min-height="3.957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e8e8e8" draw:opacity="100%" draw:textarea-horizontal-align="justify" draw:textarea-vertical-align="top" draw:auto-grow-height="false" fo:min-height="1.168cm" fo:min-width="9.254cm"/>
      <style:paragraph-properties style:writing-mode="lr-tb"/>
    </style:style>
    <style:style style:name="gr4" style:family="graphic" style:parent-style-name="standard" style:list-style-name="L1">
      <style:graphic-properties svg:stroke-color="#000000" draw:fill="solid" draw:fill-color="#e8e8e8" draw:opacity="100%" draw:textarea-horizontal-align="justify" draw:textarea-vertical-align="middle" draw:auto-grow-height="false" fo:min-height="0.258cm" fo:min-width="8.945cm"/>
      <style:paragraph-properties style:writing-mode="lr-tb"/>
    </style:style>
    <style:style style:name="gr5" style:family="graphic" style:parent-style-name="standard">
      <style:graphic-properties draw:stroke="none" draw:fill="none" draw:opacity="100%" fo:min-height="0.32cm"/>
      <style:paragraph-properties style:writing-mode="lr-tb"/>
    </style:style>
    <style:style style:name="gr6" style:family="graphic" style:parent-style-name="standard">
      <style:graphic-properties draw:stroke="none" draw:fill="none" fo:min-height="4.83cm"/>
      <style:paragraph-properties style:writing-mode="lr-tb"/>
    </style:style>
    <style:style style:name="P1" style:family="paragraph">
      <loext:graphic-properties draw:fill="solid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fo:text-align="start" style:writing-mode="lr-tb"/>
      <style:text-properties fo:font-size="8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6" style:family="paragraph">
      <loext:graphic-properties draw:fill="none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8" style:family="paragraph">
      <loext:graphic-properties draw:fill="solid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loext:graphic-properties draw:fill="none"/>
      <style:paragraph-properties style:writing-mode="lr-tb"/>
      <style:text-properties fo:font-size="8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/>
    </style:style>
    <style:style style:name="T3" style:family="text">
      <style:text-properties fo:color="#000000" fo:font-size="8pt" fo:font-weight="bold" style:font-weight-asian="bold" style:font-weight-complex="bold"/>
    </style:style>
    <style:style style:name="T4" style:family="text">
      <style:text-properties fo:color="#7f7f7f" fo:font-size="8pt" fo:font-weight="bold" style:font-weight-asian="bold" style:font-weight-complex="bold"/>
    </style:style>
    <style:style style:name="T5" style:family="text">
      <style:text-properties fo:color="#e8e8e8" fo:font-size="8pt" fo:font-weight="bold" style:font-weight-asian="bold" style:font-weight-complex="bold"/>
    </style:style>
    <style:style style:name="T6" style:family="text">
      <style:text-properties fo:font-size="8pt" fo:font-weight="normal" style:font-weight-asian="normal" style:font-weight-complex="normal"/>
    </style:style>
    <style:style style:name="T7" style:family="text">
      <style:text-properties fo:font-size="6pt" fo:font-weight="bold" style:font-size-asian="8pt" style:font-weight-asian="bold" style:font-size-complex="8pt" style:font-weight-complex="bold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color="#000000" fo:font-size="6pt" fo:font-weight="bold" style:font-size-asian="6pt" style:font-weight-asian="bold" style:font-size-complex="6pt" style:font-weight-complex="bold"/>
    </style:style>
    <style:style style:name="T11" style:family="text">
      <style:text-properties fo:color="#000000" fo:font-size="6pt" fo:font-weight="normal" style:font-size-asian="6pt" style:font-weight-asian="normal" style:font-size-complex="6pt" style:font-weight-complex="normal"/>
    </style:style>
    <style:style style:name="T12" style:family="text">
      <style:text-properties fo:color="#c9211e"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03cm" svg:height="3.134cm" svg:x="0.615cm" svg:y="3.92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6.715cm" svg:height="4.207cm" svg:x="0.005cm" svg:y="3.276cm">
          <draw:text-box>
            <text:p text:style-name="P2"><text:span text:style-name="T1">Aspects for long-term sustainability:</text:span></text:p>
            <text:p text:style-name="P3"><text:span text:style-name="T2"/></text:p>
            <text:list text:style-name="L2">
              <text:list-header>
                <text:p><text:span text:style-name="T3">Energy and resource efficiency</text:span></text:p>
                <text:p><text:span text:style-name="T4"/></text:p>
                <text:p><text:span text:style-name="T3">Quality preservation</text:span></text:p>
                <text:p><text:span text:style-name="T5"/></text:p>
                <text:p><text:span text:style-name="T3">Application versatility</text:span></text:p>
                <text:p><text:span text:style-name="T5"/></text:p>
                <text:p><text:span text:style-name="T3">Platform compatibility</text:span></text:p>
                <text:p><text:span text:style-name="T5"/></text:p>
                <text:p><text:span text:style-name="T3">On-device training</text:span></text:p>
              </text:list-header>
            </text:list>
          </draw:text-box>
        </draw:frame>
        <draw:custom-shape draw:style-name="gr3" draw:text-style-name="P6" draw:layer="layout" svg:width="9.906cm" svg:height="1.57cm" svg:x="1.153cm" svg:y="1.081cm">
          <text:p text:style-name="P5"><text:span text:style-name="T6">Internet-of-Things (IoT) in Smart Cities and Industry 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9.445cm" svg:height="0.508cm" svg:x="1.384cm" svg:y="1.724cm">
          <text:p text:style-name="P7"><text:span text:style-name="T7">Neural network accelerators</text:span></text:p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12.192cm" svg:height="0.57cm" svg:x="0cm" svg:y="0cm">
          <draw:text-box>
            <text:p text:style-name="P9"><text:span text:style-name="T8">Expansion of IoT and TinyML: Requirements, Accelerators, and Challenges</text:span></text:p>
          </draw:text-box>
        </draw:frame>
        <draw:frame draw:style-name="gr6" draw:text-style-name="P11" draw:layer="layout" svg:width="5.35cm" svg:height="5.08cm" svg:x="6.334cm" svg:y="3.286cm">
          <draw:text-box>
            <text:p><text:span text:style-name="T1">Current state-of-the-art methods</text:span><text:span text:style-name="T2">:</text:span></text:p>
            <text:p><text:span text:style-name="T9"/></text:p>
            <text:p text:style-name="P3"><text:span text:style-name="T10">Extreme quantization</text:span></text:p>
            <text:p text:style-name="P3"><text:span text:style-name="T11">Fails to adequately meet fundamental aspects, particularly in </text:span><text:span text:style-name="T12">complex problems</text:span><text:span text:style-name="T11"> and </text:span><text:span text:style-name="T12">mission-critical applications</text:span></text:p>
            <text:p text:style-name="P3"><text:span text:style-name="T10"/></text:p>
            <text:p text:style-name="P3"><text:span text:style-name="T10">Fixed precision</text:span></text:p>
            <text:p text:style-name="P3"><text:span text:style-name="T11">Fails to adequately adapt to the ongoing technological shift towards </text:span><text:span text:style-name="T12">on-device training</text:span></text:p>
            <text:p text:style-name="P3"><text:span text:style-name="T11"/></text:p>
            <text:p text:style-name="P3"><text:span text:style-name="T10">Low-power floating-point accelerators</text:span></text:p>
            <text:p text:style-name="P3"><text:span text:style-name="T12">Literature gap</text:span><text:span text:style-name="T11"> in embedded systems for TinyML application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9T22:53:05.042590193</dc:date>
    <meta:editing-duration>PT4H4M52S</meta:editing-duration>
    <meta:editing-cycles>56</meta:editing-cycles>
    <meta:generator>LibreOffice/6.4.7.2$Linux_X86_64 LibreOffice_project/40$Build-2</meta:generator>
    <meta:document-statistic meta:object-count="6"/>
  </office:meta>
</office:document-meta>
</file>